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12">
            <text:p>2712</text:p>
          </table:table-cell>
          <table:table-cell table:style-name="ce23" office:value-type="float" office:value="366">
            <text:p>3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94">
            <text:p>1494</text:p>
          </table:table-cell>
          <table:table-cell table:style-name="ce23" office:value-type="float" office:value="420">
            <text:p>4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54">
            <text:p>1654</text:p>
          </table:table-cell>
          <table:table-cell table:style-name="ce23" office:value-type="float" office:value="194">
            <text:p>1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614">
            <text:p>7614</text:p>
          </table:table-cell>
          <table:table-cell table:style-name="ce23" office:value-type="float" office:value="1217">
            <text:p>12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450">
            <text:p>4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456">
            <text:p>245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53">
            <text:p>335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168">
            <text:p>1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682">
            <text:p>7682</text:p>
          </table:table-cell>
          <table:table-cell table:style-name="ce23" office:value-type="float" office:value="183">
            <text:p>1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804">
            <text:p>15804</text:p>
          </table:table-cell>
          <table:table-cell table:style-name="ce23" office:value-type="float" office:value="906">
            <text:p>9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418">
            <text:p>23418</text:p>
          </table:table-cell>
          <table:table-cell table:style-name="ce23" office:value-type="float" office:value="2123">
            <text:p>21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